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Heading_20_2">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style:tab-stops>
          <style:tab-stop style:position="1.588cm"/>
        </style:tab-stops>
      </style:paragraph-properties>
      <style:text-properties fo:language="en" fo:country="US"/>
    </style:style>
    <style:style style:name="P5" style:family="paragraph" style:parent-style-name="Standard">
      <style:paragraph-properties>
        <style:tab-stops>
          <style:tab-stop style:position="1.588cm"/>
        </style:tab-stops>
      </style:paragraph-properties>
    </style:style>
    <style:style style:name="P6"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7" style:family="paragraph" style:parent-style-name="Standard">
      <style:paragraph-properties fo:text-align="end" style:justify-single-word="false"/>
      <style:text-properties fo:color="#b3b3b3" style:font-name="Verdana1" fo:font-size="10pt" fo:language="en" fo:country="US" style:font-size-asian="10pt" style:font-size-complex="10pt"/>
    </style:style>
    <style:style style:name="P8" style:family="paragraph" style:parent-style-name="Standard">
      <style:paragraph-properties fo:margin-left="2.858cm" fo:margin-right="0cm" fo:text-indent="-2.858cm" style:auto-text-indent="false"/>
    </style:style>
    <style:style style:name="P9" style:family="paragraph" style:parent-style-name="Parameter">
      <style:text-properties fo:font-style="normal" style:font-style-asian="normal"/>
    </style:style>
    <style:style style:name="P10" style:family="paragraph" style:parent-style-name="Parameter">
      <style:paragraph-properties fo:margin-left="0cm" fo:margin-right="0cm" fo:text-indent="0cm" style:auto-text-indent="false"/>
    </style:style>
    <style:style style:name="P11" style:family="paragraph" style:parent-style-name="Preformatted_20_Text">
      <style:text-properties fo:font-size="8pt" style:font-size-asian="8pt" style:font-size-complex="8pt"/>
    </style:style>
    <style:style style:name="P12" style:family="paragraph" style:parent-style-name="Preformatted_20_Text">
      <style:text-properties fo:font-size="8pt" fo:language="en" fo:country="US" style:font-size-asian="8pt" style:font-size-complex="8pt"/>
    </style:style>
    <style:style style:name="P13" style:family="paragraph" style:parent-style-name="Preformatted_20_Text">
      <style:text-properties fo:font-size="8pt" fo:language="en" fo:country="US" fo:font-weight="bold" style:font-size-asian="8pt" style:font-weight-asian="bold" style:font-size-complex="8pt" style:font-weight-complex="bold"/>
    </style:style>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text-properties fo:language="en" fo:country="US"/>
    </style:style>
    <style:style style:name="P20" style:family="paragraph" style:parent-style-name="Heading_20_1" style:master-page-name="Standard">
      <style:text-properties fo:language="en" fo:country="US"/>
    </style:style>
    <style:style style:name="P21" style:family="paragraph" style:parent-style-name="Preformatted_20_Text">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weight="normal" style:font-weight-asian="normal" style:font-weight-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normal" style:font-style-asian="normal"/>
    </style:style>
    <style:style style:name="T12" style:family="text">
      <style:text-properties fo:font-style="normal" fo:font-weight="bold" style:font-style-asian="normal" style:font-weight-asian="bold" style:font-weight-complex="bold"/>
    </style:style>
    <style:style style:name="T13" style:family="text">
      <style:text-properties style:font-name="Courier New1" fo:font-style="normal" style:font-style-asian="normal" style:font-name-complex="Courier New1"/>
    </style:style>
    <style:style style:name="T14" style:family="text">
      <style:text-properties style:font-name="Courier New1" fo:language="en" fo:country="US" style:font-name-complex="Courier New1"/>
    </style:style>
    <style:style style:name="T15" style:family="text">
      <style:text-properties style:font-name="Courier New1" fo:language="en" fo:country="US" fo:font-style="normal" style:font-style-asian="normal" style:font-name-complex="Courier New1"/>
    </style:style>
    <style:style style:name="T16" style:family="text">
      <style:text-properties style:text-position="sub 58%"/>
    </style:style>
    <style:style style:name="T17" style:family="text">
      <style:text-properties style:text-position="sub 58%" fo:language="en" fo:country="US"/>
    </style:style>
    <style:style style:name="T18" style:family="text">
      <style:text-properties style:text-position="sub 58%" fo:language="en" fo:country="US" fo:font-style="normal" style:font-style-asian="normal" style:font-style-complex="normal"/>
    </style:style>
    <style:style style:name="T19" style:family="text">
      <style:text-properties style:text-position="sub 58%" fo:font-style="italic" style:font-style-asian="italic" style:font-style-complex="italic"/>
    </style:style>
    <style:style style:name="T20" style:family="text">
      <style:text-properties style:text-position="sub 58%" fo:font-size="8pt" fo:language="en" fo:country="US" fo:font-style="normal" style:font-size-asian="8pt" style:font-style-asian="normal" style:font-size-complex="8pt" style:font-style-complex="normal"/>
    </style:style>
    <style:style style:name="T21" style:family="text">
      <style:text-properties style:text-position="super 58%"/>
    </style:style>
    <style:style style:name="T22" style:family="text">
      <style:text-properties fo:font-size="8pt"/>
    </style:style>
    <style:style style:name="T23" style:family="text">
      <style:text-properties fo:font-size="8pt" fo:language="en" fo:country="US" style:font-size-asian="8pt" style:font-size-complex="8pt"/>
    </style:style>
    <style:style style:name="T24" style:family="text">
      <style:text-properties fo:font-size="8pt" fo:language="en" fo:country="US" fo:font-style="italic" style:font-size-asian="8pt" style:font-style-asian="italic" style:font-size-complex="8pt" style:font-style-complex="italic"/>
    </style:style>
    <style:style style:name="T25" style:family="text">
      <style:text-properties fo:font-size="8pt" fo:language="en" fo:country="US" fo:font-style="normal" style:font-size-asian="8pt" style:font-style-asian="normal" style:font-size-complex="8pt" style:font-style-complex="normal"/>
    </style:style>
    <style:style style:name="T26" style:family="text">
      <style:text-properties style:font-size-asian="8pt"/>
    </style:style>
    <style:style style:name="T27" style:family="text">
      <style:text-properties style:font-style-asian="italic"/>
    </style:style>
    <style:style style:name="T28" style:family="text">
      <style:text-properties style:font-size-complex="8pt"/>
    </style:style>
    <style:style style:name="T29" style:family="text">
      <style:text-properties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Correlations Between the Various Screen Description Options of the RenderMan Interface</text:h>
      <text:p text:style-name="P7">Memo for RiCPP, Andreas Pidde, 17th March 2008</text:p>
      <text:h text:style-name="P2"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1">Gives the literal name of the output device.</text:span></text:p>
      <text:p text:style-name="Parameter">type:<text:tab/><text:span text:style-name="T11">The type of the output device like “</text:span><text:span text:style-name="T13">framebuffer</text:span><text:span text:style-name="T11">” and “</text:span><text:span text:style-name="T13">file</text:span><text:span text:style-name="T11">”.</text:span></text:p>
      <text:p text:style-name="Parameter">mode:<text:tab/><text:span text:style-name="T11">The channels: “</text:span><text:span text:style-name="T13">rgbaz</text:span><text:span text:style-name="T11">”, “</text:span><text:span text:style-name="T13">rgba</text:span><text:span text:style-name="T11">”, “</text:span><text:span text:style-name="T13">rgbz</text:span><text:span text:style-name="T11">”, “</text:span><text:span text:style-name="T13">rgb</text:span><text:span text:style-name="T11">”, “</text:span><text:span text:style-name="T13">a</text:span><text:span text:style-name="T11">”, “</text:span><text:span text:style-name="T13">z</text:span><text:span text:style-name="T11">”. User defined channels can be specified by using the </text:span><text:span text:style-name="T12">RiDisplayChannel</text:span><text:span text:style-name="T11"> command. Channels can be separated by a comma, like “</text:span><text:span text:style-name="T13">rgb,z</text:span><text:span text:style-name="T11">”.</text:span></text:p>
      <text:p text:style-name="P3"/>
      <text:p text:style-name="Standard"><text:span text:style-name="T1">The parameter list can contain an optional parameter “</text:span><text:span text:style-name="T14">origin</text:span><text:span text:style-name="T1">” [</text:span><text:span text:style-name="T5">RtInt</text:span><text:span text:style-name="T1">, </text:span><text:span text:style-name="T5">RtInt</text:span><text:span text:style-name="T1">] for the output (the physical image), that’s an offset [left, top] from the top left to the bottom right corner, measured in pixels. This origin is eventually not available if the output device is a file. The default value is [0, 0], that is the upper left corner. A special display can have standard values for width, height and pixel aspect ratio, that can be used,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used (if known).</text:span></text:p>
      <text:p text:style-name="P3"/>
      <text:p text:style-name="Standard"><text:span text:style-name="T1">Multiple displays (secondary displays) can be chosen, if a “+” sign is the first character in </text:span><text:span text:style-name="T2">name</text:span><text:span text:style-name="T1">. The first display is used for default values of </text:span><text:span text:style-name="T6">RiFormat</text:span><text:span text:style-name="T1">. Secondary displays can be used for arbitrary output variables.</text:span></text:p>
      <text:h text:style-name="P2"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Inline definition of a display channel with optional parameters like filters. The channels can be values that are present to the renderer, like “</text:span><text:span text:style-name="T14">varying normal N</text:span><text:span text:style-name="T1">”. The data can be provided by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 like an appropriate quantization, you can alternatively simply </text:span><text:span text:style-name="T6">RiDeclare</text:span><text:span text:style-name="T8"> the display channels. Parameters can also go to the parameter list of a secondary display. The </text:span><text:span text:style-name="T6">RiDisplayChannel</text:span><text:span text:style-name="T8"> parameters binding is stronger than that of </text:span><text:span text:style-name="T6">RiDisplay</text:span><text:span text:style-name="T8">.</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1">Width of the output window, measured in pixels.</text:span></text:p>
      <text:p text:style-name="Parameter">yres:<text:tab/><text:span text:style-name="T11">Height of the output window, measured in pixels.</text:span></text:p>
      <text:p text:style-name="Parameter">pixelaspect:<text:tab/><text:span text:style-name="T11">Pixel aspect ratio (pixelwidth/pixelheight) of the output device. A negative value can be used to get the current ratio from the physical display description (see </text:span><text:span text:style-name="T12">RiDisplay</text:span><text:span text:style-name="T11">).</text:span></text:p>
      <text:p text:style-name="P3"/>
      <text:p text:style-name="P3">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1" text:outline-level="3">RiFrameAspectRatio(RtFloat aspect): Sets the frame aspect ratio of the frame.</text:h>
      <text:p text:style-name="Parameter">aspect:<text:span text:style-name="T11"><text:tab/>The aspect ratio of the final image. </text:span>aspect<text:span text:style-name="T11"> &gt; 0.0.</text:span></text:p>
      <text:p text:style-name="P3"/>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1">Minimal x coordinate (left edge)</text:span></text:p>
      <text:p text:style-name="Parameter">xmax:<text:tab/><text:span text:style-name="T11">Maximal x coordinate (right edge)</text:span></text:p>
      <text:p text:style-name="Parameter">ymin:<text:tab/><text:span text:style-name="T11">Minimal y coordinate (bottom edge)</text:span></text:p>
      <text:p text:style-name="Parameter">ymax:<text:tab/><text:span text:style-name="T11">Maximal x coordinate (top edge)</text:span></text:p>
      <text:p text:style-name="P9"/>
      <text:p text:style-name="P10"><text:span text:style-name="T11">0.0 &lt;= </text:span>xmin<text:span text:style-name="T11"> &lt;= </text:span>xmax<text:span text:style-name="T11"> &lt;= 1.0 and 0.0 &lt;= </text:span>ymin<text:span text:style-name="T11"> &lt;= </text:span>xmax<text:span text:style-name="T11"> &lt;= 1.0</text:span></text:p>
      <text:p text:style-name="Standard"/>
      <text:p text:style-name="P3">Two crop windows have the property, that the images will fit together seamlessly at their x-edges if <text:span text:style-name="T10">xmin</text:span><text:span text:style-name="T19">i</text:span> = <text:span text:style-name="T10">xmax</text:span><text:span text:style-name="T19">i-1</text:span> and at their y-edges if <text:span text:style-name="T10">ymin</text:span><text:span text:style-name="T19">i</text:span> = <text:span text:style-name="T10">ymax</text:span><text:span text:style-name="T19">i-1</text:span>. Therefore, you can render images in stripes or tiles and fit them together afterwards.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2"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1">The coordinates for the left edge of the image.</text:span></text:p>
      <text:p text:style-name="Parameter">right:<text:tab/><text:span text:style-name="T11">The coordinates for the right edge of the image.</text:span></text:p>
      <text:p text:style-name="Parameter">top:<text:tab/><text:span text:style-name="T11">The coordinates for the top edge of the image.</text:span></text:p>
      <text:p text:style-name="Parameter">bottom:<text:tab/><text:span text:style-name="T11">The coordinates for the bottom edge of the image.</text:span></text:p>
      <text:p text:style-name="P3"/>
      <text:p text:style-name="P8"><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3"/>
      <text:p text:style-name="Standard"><text:span text:style-name="T5">RiScreenWindows</text:span><text:span text:style-name="T1"> is used to set up the screen coordinates for the extension of the front view explicitly. If the coordinates do not correspond with the frame aspect ratio, distortion will occur. The screen coordinates are given in camera space. The distance of the screen window from camera position defaults to 1.0 unit.</text:span></text:p>
      <text:p text:style-name="P3"/>
      <text:p text:style-name="P3">The default values for the screen coordinates are chosen in a way that the range -1.0 and 1.0 matches the smaller side, either left to right or bottom to top. The other range is calculated in a way that there will be no visible distortion at the final frame at the physical display.</text:p>
      <text:p text:style-name="P3"/>
      <text:p text:style-name="P3">If the image is physically wider than high:</text:p>
      <text:p text:style-name="P3"/>
      <text:p text:style-name="P5"><text:span text:style-name="T2">left</text:span><text:span text:style-name="T1"><text:tab/>= -</text:span><text:span text:style-name="T2">frameaspect</text:span></text:p>
      <text:p text:style-name="P5"><text:span text:style-name="T2">right</text:span><text:span text:style-name="T1"><text:tab/>= </text:span><text:span text:style-name="T2">frameaspect</text:span></text:p>
      <text:p text:style-name="P5"><text:span text:style-name="T2">top</text:span><text:span text:style-name="T1"><text:tab/>= 1.0</text:span></text:p>
      <text:p text:style-name="P4"><text:span text:style-name="T2">bottom</text:span><text:span text:style-name="T1"><text:tab/>= -1.0</text:span></text:p>
      <text:p text:style-name="P4"/>
      <text:p text:style-name="P3">If the image is physically higher than wide:</text:p>
      <text:p text:style-name="P3"/>
      <text:p text:style-name="P5"><text:span text:style-name="T2">left</text:span><text:span text:style-name="T1"><text:tab/>= -1.0</text:span></text:p>
      <text:p text:style-name="P5"><text:span text:style-name="T2">right</text:span><text:span text:style-name="T1"><text:tab/>= -1.0</text:span></text:p>
      <text:p text:style-name="P5"><text:span text:style-name="T2">top</text:span><text:span text:style-name="T1"><text:tab/>= 1.0 / </text:span><text:span text:style-name="T2">frameaspect</text:span></text:p>
      <text:p text:style-name="P5"><text:span text:style-name="T2">bottom</text:span><text:span text:style-name="T1"><text:tab/>= -1.0 / </text:span><text:span text:style-name="T2">frameaspect</text:span></text:p>
      <text:h text:style-name="P2"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1">Type of the projection: “</text:span><text:span text:style-name="T13">orthographic</text:span><text:span text:style-name="T11">” (default), “</text:span><text:span text:style-name="T13">perspective</text:span><text:span text:style-name="T11">”, “</text:span><text:span text:style-name="T13">null</text:span><text:span text:style-name="T11">”.</text:span></text:p>
      <text:p text:style-name="P3"/>
      <text:p text:style-name="Standard"><text:span text:style-name="T1">The parameter list can contain an optional “</text:span><text:span text:style-name="T14">fov</text:span><text:span text:style-name="T1">” [</text:span><text:span text:style-name="T6">RtFloat</text:span><text:span text:style-name="T1">] parameter (&gt; 0, &lt; 180.0) for the field of view of the “</text:span><text:span text:style-name="T14">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distance = 1 / tan(fov/2). The default is 90 degree for fov, that's a distance of 1 unit. The screen window is than positioned on that plane. The angle of the rays from viewing point through the edges of the screen window may be another angle than the one given by fov.</text:span></text:p>
      <text:p text:style-name="Standard"><text:span text:style-name="T1">The orthographic projection simply uses the screen coordinates for viewing. The near clipping plane is projected to z = 0.0, the far clipping plane is projected to the distance 1.0. You can use the “</text:span><text:span text:style-name="T15">null</text:span><text:span text:style-name="T1">” projection to use the CTM as projection matrix. The default projection is “</text:span><text:span text:style-name="T15">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near</text:span><text:span text:style-name="T1">, RtFloat </text:span><text:span text:style-name="T2">far</text:span><text:span text:style-name="T1">): Sets the near and far clipping planes (“camera” space).</text:span></text:h>
      <text:p text:style-name="P3">The near clipping plane must be in front of the viewing point. The default values are RI_EPSILON for the near and RI_INFINITY for the far clipping plane. If possible, you should take more reasonable values. Put the near clipping farer away relaxes the problem of the maximum eye splits in REYES, a nearer far clipping plane may result in a better resolution for depth values.</text:p>
      <text:h text:style-name="P2" text:outline-level="2">Calculating the ranges</text:h>
      <text:p text:style-name="Standard"><text:span text:style-name="T1">Since options can be written in any order, the ranges for raster space and screen window can be calculated late at </text:span><text:span text:style-name="T6">RiWorldBegin</text:span><text:span text:style-name="T1">. </text:span></text:p>
      <text:p text:style-name="P3"/>
      <text:p text:style-name="P21">// Pseudo code to get the display options</text:p>
      <text:p text:style-name="P12"/>
      <text:p text:style-name="P11"><text:span text:style-name="T1">origin</text:span><text:span text:style-name="T17">out</text:span><text:span text:style-name="T1"> = {0, 0};</text:span></text:p>
      <text:p text:style-name="P11"><text:span text:style-name="T1">xres</text:span><text:span text:style-name="T17">out</text:span><text:span text:style-name="T1"> = 512;</text:span></text:p>
      <text:p text:style-name="P11"><text:span text:style-name="T1">yres</text:span><text:span text:style-name="T17">out</text:span><text:span text:style-name="T1"> = 384;</text:span></text:p>
      <text:p text:style-name="P11"><text:span text:style-name="T1">pixelaspect</text:span><text:span text:style-name="T17">out</text:span><text:span text:style-name="T1"> = 1.0;</text:span></text:p>
      <text:p text:style-name="P12"/>
      <text:p text:style-name="P11"><text:span text:style-name="T6">if</text:span><text:span text:style-name="T1"> ( </text:span><text:span text:style-name="T3">RiDisplay has been called</text:span><text:span text:style-name="T1"> ) {</text:span></text:p>
      <text:p text:style-name="P11"><text:span text:style-name="T1"><text:tab/></text:span><text:span text:style-name="T6">if</text:span><text:span text:style-name="T1"> ( </text:span><text:span text:style-name="T3">display got standard ranges</text:span><text:span text:style-name="T1"> ) {</text:span></text:p>
      <text:p text:style-name="P11"><text:span text:style-name="T1"><text:tab/><text:tab/>xres</text:span><text:span text:style-name="T17">out</text:span><text:span text:style-name="T1"> = </text:span><text:span text:style-name="T3">width_of_display</text:span><text:span text:style-name="T1">;</text:span></text:p>
      <text:p text:style-name="P11"><text:span text:style-name="T1"><text:tab/><text:tab/>yres</text:span><text:span text:style-name="T17">out</text:span><text:span text:style-name="T1"> = </text:span><text:span text:style-name="T3">height_of_display</text:span><text:span text:style-name="T1">;</text:span></text:p>
      <text:p text:style-name="P12"><text:tab/>}</text:p>
      <text:p text:style-name="P11"><text:span text:style-name="T1"><text:tab/></text:span><text:span text:style-name="T6">if</text:span><text:span text:style-name="T1"> ( </text:span><text:span text:style-name="T3">display got standard pixel aspect ratio</text:span><text:span text:style-name="T1"> ) {</text:span></text:p>
      <text:p text:style-name="P11"><text:span text:style-name="T1"><text:tab/><text:tab/>pixelaspect</text:span><text:span text:style-name="T17">out</text:span><text:span text:style-name="T1"> = </text:span><text:span text:style-name="T3">pixel_aspect_ratio_of_display</text:span><text:span text:style-name="T1">;</text:span></text:p>
      <text:p text:style-name="P12"><text:tab/>}</text:p>
      <text:p text:style-name="P11"><text:span text:style-name="T1"><text:tab/></text:span><text:span text:style-name="T6">if</text:span><text:span text:style-name="T1"> ( </text:span><text:span text:style-name="T3">origen parameter is available</text:span><text:span text:style-name="T1"> ) {</text:span></text:p>
      <text:p text:style-name="P11"><text:span text:style-name="T1"><text:tab/><text:tab/>origin</text:span><text:span text:style-name="T17">out</text:span><text:span text:style-name="T1"> = </text:span><text:span text:style-name="T3">origin_of_display</text:span><text:span text:style-name="T1">;</text:span></text:p>
      <text:p text:style-name="P12"><text:tab/>}</text:p>
      <text:p text:style-name="P12">}</text:p>
      <text:p text:style-name="P13"/>
      <text:p text:style-name="P11"><text:span text:style-name="T6">if</text:span><text:span text:style-name="T1"> ( </text:span><text:span text:style-name="T3">RiFrame has been called</text:span><text:span text:style-name="T1"> ) {</text:span></text:p>
      <text:p text:style-name="P11"><text:span text:style-name="T1"><text:tab/>xres</text:span><text:span text:style-name="T17">out</text:span><text:span text:style-name="T1"> = xres</text:span><text:span text:style-name="T3">_of_RiFrame;</text:span></text:p>
      <text:p text:style-name="P11"><text:span text:style-name="T1"><text:tab/>yres</text:span><text:span text:style-name="T17">out</text:span><text:span text:style-name="T1"> = y</text:span><text:span text:style-name="T3">res_of_RiFrame</text:span><text:span text:style-name="T1">;</text:span></text:p>
      <text:p text:style-name="P11"><text:span text:style-name="T1"><text:tab/></text:span><text:span text:style-name="T6">if</text:span><text:span text:style-name="T1"> ( </text:span><text:span text:style-name="T3">pixelaspect_of_RiFrame &gt; 0</text:span><text:span text:style-name="T1"> ) {</text:span></text:p>
      <text:p text:style-name="P11"><text:span text:style-name="T1"><text:tab/><text:tab/>pixelaspect</text:span><text:span text:style-name="T17">out</text:span><text:span text:style-name="T1"> = </text:span><text:span text:style-name="T3">pixelaspect_of_RiFrame</text:span><text:span text:style-name="T1">;</text:span></text:p>
      <text:p text:style-name="P12"><text:tab/>}</text:p>
      <text:p text:style-name="P12">}</text:p>
      <text:p text:style-name="P12"/>
      <text:p text:style-name="P11"><text:span text:style-name="T1">frameaspect</text:span><text:span text:style-name="T17">out</text:span><text:span text:style-name="T1"> = (RtFloat)xres</text:span><text:span text:style-name="T17">out</text:span><text:span text:style-name="T1">/(RtFloat)yres</text:span><text:span text:style-name="T17">out</text:span><text:span text:style-name="T1">;</text:span></text:p>
      <text:p text:style-name="P12"/>
      <text:p text:style-name="P11"><text:span text:style-name="T6">if</text:span><text:span text:style-name="T1"> ( </text:span><text:span text:style-name="T3">RiFrameAspect has been called</text:span><text:span text:style-name="T1"> ) {</text:span></text:p>
      <text:p text:style-name="P11"><text:span text:style-name="T1"><text:tab/>frameaspect</text:span><text:span text:style-name="T17">out</text:span><text:span text:style-name="T1"> = <text:s/>f</text:span><text:span text:style-name="T3">rameaspect_of_RiFrameAspect;</text:span></text:p>
      <text:p text:style-name="P12">}</text:p>
      <text:p text:style-name="P12"/>
      <text:p text:style-name="P11"><text:span text:style-name="T6">if</text:span><text:span text:style-name="T1"> ( <text:s/>frameaspect</text:span><text:span text:style-name="T17">out</text:span><text:span text:style-name="T1"> &gt;= 1.0 ) {</text:span></text:p>
      <text:p text:style-name="P11"><text:span text:style-name="T1"><text:tab/>left</text:span><text:span text:style-name="T17">out</text:span><text:span text:style-name="T1"> = -frameaspect</text:span><text:span text:style-name="T17">out</text:span><text:span text:style-name="T1">;</text:span></text:p>
      <text:p text:style-name="P11"><text:span text:style-name="T1"><text:tab/>right</text:span><text:span text:style-name="T17">out</text:span><text:span text:style-name="T1"> = frameaspect</text:span><text:span text:style-name="T17">out</text:span><text:span text:style-name="T1">;</text:span></text:p>
      <text:p text:style-name="P11"><text:span text:style-name="T1"><text:tab/>bottom</text:span><text:span text:style-name="T17">out</text:span><text:span text:style-name="T1"> = -1.0;</text:span></text:p>
      <text:p text:style-name="P11"><text:span text:style-name="T1"><text:tab/>top</text:span><text:span text:style-name="T17">out</text:span><text:span text:style-name="T1"> = 1.0;</text:span></text:p>
      <text:p text:style-name="P11"><text:span text:style-name="T1">} </text:span><text:span text:style-name="T6">else</text:span><text:span text:style-name="T1"> {</text:span></text:p>
      <text:p text:style-name="P11"><text:span text:style-name="T1"><text:tab/>left</text:span><text:span text:style-name="T17">out</text:span><text:span text:style-name="T1"> = -1.0;</text:span></text:p>
      <text:p text:style-name="P11"><text:span text:style-name="T1"><text:tab/>right</text:span><text:span text:style-name="T17">out</text:span><text:span text:style-name="T1"> = 1.0</text:span><text:span text:style-name="T1">;</text:span></text:p>
      <text:p text:style-name="P11"><text:span text:style-name="T1"><text:tab/>bottom</text:span><text:span text:style-name="T17">out</text:span><text:span text:style-name="T1"> = -1.0/frameaspect</text:span><text:span text:style-name="T17">out</text:span><text:span text:style-name="T1">;</text:span></text:p>
      <text:p text:style-name="P11"><text:span text:style-name="T1"><text:tab/>top</text:span><text:span text:style-name="T17">out</text:span><text:span text:style-name="T1"> = 1.0/frameaspect</text:span><text:span text:style-name="T17">out</text:span><text:span text:style-name="T1">;</text:span></text:p>
      <text:p text:style-name="P12">}</text:p>
      <text:p text:style-name="P12"/>
      <text:p text:style-name="P11"><text:span text:style-name="T6">if</text:span><text:span text:style-name="T1"> ( </text:span><text:span text:style-name="T3">RiScreenWindow has been called</text:span><text:span text:style-name="T1"> ) {</text:span></text:p>
      <text:p text:style-name="P11"><text:span text:style-name="T1"><text:tab/>left</text:span><text:span text:style-name="T17">out</text:span><text:span text:style-name="T1"> = </text:span><text:span text:style-name="T3">left_of</text:span><text:span text:style-name="T1">_R</text:span><text:span text:style-name="T3">iScreenWindow;</text:span></text:p>
      <text:p text:style-name="P11"><text:span text:style-name="T1"><text:tab/>right</text:span><text:span text:style-name="T17">out</text:span><text:span text:style-name="T1"> = </text:span><text:span text:style-name="T3">right_of</text:span><text:span text:style-name="T1">_</text:span><text:span text:style-name="T3">RiScreenWindow;</text:span></text:p>
      <text:p text:style-name="P11"><text:span text:style-name="T1"><text:tab/>top</text:span><text:span text:style-name="T17">out</text:span><text:span text:style-name="T1"> = </text:span><text:span text:style-name="T3">top_of</text:span><text:span text:style-name="T1">_R</text:span><text:span text:style-name="T3">iScreenWindow</text:span><text:span text:style-name="T1">;</text:span></text:p>
      <text:p text:style-name="P11"><text:span text:style-name="T1"><text:tab/>bottom</text:span><text:span text:style-name="T17">out</text:span><text:span text:style-name="T1"> = </text:span><text:span text:style-name="T3">bottom_of</text:span><text:span text:style-name="T1">_R</text:span><text:span text:style-name="T3">iScreenWindow</text:span><text:span text:style-name="T1">;</text:span></text:p>
      <text:p text:style-name="P12">}</text:p>
      <text:p text:style-name="P12"/>
      <text:p text:style-name="P11"><text:span text:style-name="T1">Projection</text:span><text:span text:style-name="T17">out</text:span><text:span text:style-name="T1"> = “orthographic”;</text:span></text:p>
      <text:p text:style-name="P12">ViewingPlaneDistance<text:span text:style-name="T16">out</text:span> = 1.0;</text:p>
      <text:p text:style-name="P12"/>
      <text:p text:style-name="P11"><text:span text:style-name="T6">if</text:span><text:span text:style-name="T1"> ( </text:span><text:span text:style-name="T3">RiProjection has been called</text:span><text:span text:style-name="T1"> ) {</text:span></text:p>
      <text:p text:style-name="P11"><text:span text:style-name="T1"><text:tab/>Projection</text:span><text:span text:style-name="T17">out</text:span><text:span text:style-name="T1"> = </text:span><text:span text:style-name="T3">projection_of_RiProjection</text:span><text:span text:style-name="T1">;</text:span></text:p>
      <text:p text:style-name="P11"><text:span text:style-name="T1"><text:tab/></text:span><text:span text:style-name="T6">if</text:span><text:span text:style-name="T1"> ( </text:span><text:span text:style-name="T3">projection_of_RiProjection</text:span><text:span text:style-name="T1"> is “perspective” ) {</text:span></text:p>
      <text:p text:style-name="P12"><text:tab/><text:tab/>fov = 90.0;</text:p>
      <text:p text:style-name="P11"><text:span text:style-name="T1"><text:tab/><text:tab/></text:span><text:span text:style-name="T6">if</text:span><text:span text:style-name="T1"> ( </text:span><text:span text:style-name="T3">fov is set by RiProjection</text:span><text:span text:style-name="T1"> ) {</text:span></text:p>
      <text:p text:style-name="P12"><text:tab/><text:tab/><text:tab/>fov = fov of RiProjection;</text:p>
      <text:p text:style-name="P12"><text:tab/><text:tab/>}</text:p>
      <text:p text:style-name="P11"><text:span text:style-name="T23"><text:tab/><text:tab/></text:span><text:span text:style-name="T24">Set </text:span><text:span text:style-name="T25">ViewingPlaneDistance</text:span><text:span text:style-name="T20">out</text:span><text:span text:style-name="T24"> appropriately to fov: 1/tan(fov/2)</text:span><text:span text:style-name="T1">;</text:span></text:p>
      <text:p text:style-name="P12"><text:tab/>}<text:tab/></text:p>
      <text:p text:style-name="P12">}</text:p>
      <text:p text:style-name="P12"/>
      <text:p text:style-name="P11"><text:span text:style-name="T3">Set </text:span><text:span text:style-name="T7">cropwindow</text:span><text:span text:style-name="T18">out</text:span><text:span text:style-name="T3"> to {0,0}, {1, 1}</text:span><text:span text:style-name="T1">;</text:span></text:p>
      <text:p text:style-name="P12"/>
      <text:p text:style-name="P11"><text:span text:style-name="T6">if</text:span><text:span text:style-name="T1"> ( </text:span><text:span text:style-name="T3">RiCropWindow has been called</text:span><text:span text:style-name="T1"> ) {</text:span></text:p>
      <text:p text:style-name="P11"><text:span text:style-name="T1"><text:tab/></text:span><text:span text:style-name="T7">cropwindow</text:span><text:span text:style-name="T18">out</text:span><text:span text:style-name="T3"> = cropwindow_of_RiCropWindow;</text:span></text:p>
      <text:p text:style-name="P12">}</text:p>
      <text:p text:style-name="P12"/>
      <text:p text:style-name="P11"><text:span text:style-name="T3">Set the clipping planes and viewing volume</text:span><text:span text:style-name="T1">;</text:span></text:p>
      <text:p text:style-name="P11"><text:span text:style-name="T3">Calculate the viewing matrices</text:span><text:span text:style-name="T1">;</text:span></text:p>
      <text:h text:style-name="P2" text:outline-level="2">Literature</text:h>
      <text:list text:style-name="L1">
        <text:list-item>
          <text:p text:style-name="P14"><text:span text:style-name="T10">Pixar Animation Studios</text:span>, Pixar's RenderMan Users's Manual <text:span text:style-name="Internet_20_link">https://renderman.pixar.com/forum/docs/RfM_1.0/RenderMan_Manual/users_guide/index.php</text:span></text:p>
        </text:list-item>
        <text:list-item>
          <text:p text:style-name="P14"><text:span text:style-name="T10">Pixar Animation Studios</text:span>, PhotoRealistic RenderMan Application Note #10, The Viewing Transformation <text:span text:style-name="Internet_20_link">https://renderman.pixar.com/forum/docs/RfM_1.0/RenderMan_Manual/AppNotes/appnote.10.php</text:span></text:p>
        </text:list-item>
        <text:list-item>
          <text:p text:style-name="P14"><text:span text:style-name="T10">Upstill, Steve</text:span>: The RenderMan Companion, Addison-Wesley Professional, 1990, ISBN 978-0201508680</text:p>
        </text:list-item>
        <text:list-item>
          <text:p text:style-name="P14"><text:span text:style-name="T10">Apodaca, Anthony A.; Gritz, Larry</text:span>: Advanced RenderMan, Morgan Kaufmann, 1999, ISBN 978-1558606180</text:p>
        </text:list-item>
        <text:list-item>
          <text:p text:style-name="P14"><text:span text:style-name="T10">Raghavachary, Saty</text:span>: Rendering for Beginners, Focal Press, 2004, ISBN 978-0240519357</text:p>
        </text:list-item>
      </text:list>
      <text:p text:style-name="P6"/>
      <text:p text:style-name="P6">RenderMan<text:span text:style-name="T21">®</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3-21T13:05:18</dc:date>
    <dc:language>de-DE</dc:language>
    <meta:editing-cycles>97</meta:editing-cycles>
    <meta:editing-duration>PT7H12M59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0" meta:object-count="0" meta:page-count="5" meta:paragraph-count="125" meta:word-count="1586" meta:character-count="10110"/>
  </office:meta>
</office:document-meta>
</file>